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500000000C83219F6C7E893AB6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face style:name="Century" svg:font-family="Century"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P1" style:family="paragraph" style:parent-style-name="Text_20_body">
      <style:paragraph-properties style:writing-mode="lr-tb"/>
    </style:style>
    <style:style style:name="P2" style:family="paragraph" style:parent-style-name="Footer">
      <style:text-properties officeooo:paragraph-rsid="0037e73e"/>
    </style:style>
    <style:style style:name="P3" style:family="paragraph" style:parent-style-name="Footer">
      <style:text-properties officeooo:paragraph-rsid="00307e24"/>
    </style:style>
    <style:style style:name="P4" style:family="paragraph" style:parent-style-name="Footer">
      <style:text-properties fo:language="es" fo:country="AR" officeooo:rsid="000b2ba5" officeooo:paragraph-rsid="002ec0d7"/>
    </style:style>
    <style:style style:name="P5" style:family="paragraph" style:parent-style-name="Footer">
      <style:text-properties fo:language="es" fo:country="AR" officeooo:rsid="000b2ba5" officeooo:paragraph-rsid="006ae128"/>
    </style:style>
    <style:style style:name="P6" style:family="paragraph" style:parent-style-name="Footer">
      <style:text-properties fo:language="es" fo:country="AR" officeooo:rsid="002ec0d7" officeooo:paragraph-rsid="006087f3"/>
    </style:style>
    <style:style style:name="P7" style:family="paragraph" style:parent-style-name="Footer">
      <style:text-properties fo:language="es" fo:country="AR" officeooo:rsid="002ec0d7" officeooo:paragraph-rsid="006ae128"/>
    </style:style>
    <style:style style:name="P8" style:family="paragraph">
      <style:text-properties fo:language="es" fo:country="AR"/>
    </style:style>
    <style:style style:name="P9" style:family="paragraph" style:parent-style-name="Heading_20_2">
      <style:text-properties officeooo:paragraph-rsid="00163bdb"/>
    </style:style>
    <style:style style:name="P10" style:family="paragraph" style:parent-style-name="Source_20_Code">
      <style:text-properties fo:language="es" fo:country="AR"/>
    </style:style>
    <style:style style:name="P11" style:family="paragraph" style:parent-style-name="Source_20_Code">
      <style:text-properties fo:language="es" fo:country="AR" officeooo:rsid="000f7183" officeooo:paragraph-rsid="000f7183"/>
    </style:style>
    <style:style style:name="P12" style:family="paragraph" style:parent-style-name="Text_20_body">
      <style:paragraph-properties style:writing-mode="lr-tb"/>
    </style:style>
    <style:style style:name="P13" style:family="paragraph" style:parent-style-name="Text_20_body">
      <style:text-properties officeooo:paragraph-rsid="0011bcf9"/>
    </style:style>
    <style:style style:name="P14" style:family="paragraph" style:parent-style-name="Text_20_body">
      <style:paragraph-properties style:writing-mode="lr-tb"/>
      <style:text-properties officeooo:paragraph-rsid="0011bcf9"/>
    </style:style>
    <style:style style:name="P15" style:family="paragraph">
      <style:text-properties fo:language="es" fo:country="AR"/>
    </style:style>
    <style:style style:name="P16" style:family="paragraph" style:parent-style-name="Text_20_body">
      <style:text-properties fo:language="es" fo:country="AR"/>
    </style:style>
    <style:style style:name="P17" style:family="paragraph" style:parent-style-name="Text_20_body">
      <style:paragraph-properties style:writing-mode="lr-tb"/>
      <style:text-properties fo:language="es" fo:country="AR"/>
    </style:style>
    <style:style style:name="P18" style:family="paragraph" style:parent-style-name="Text_20_body">
      <style:paragraph-properties style:writing-mode="lr-tb"/>
      <style:text-properties officeooo:paragraph-rsid="00129c67"/>
    </style:style>
    <style:style style:name="P19" style:family="paragraph" style:parent-style-name="Text_20_body">
      <style:paragraph-properties style:writing-mode="lr-tb"/>
      <style:text-properties officeooo:rsid="0014b87b" officeooo:paragraph-rsid="0014b87b"/>
    </style:style>
    <style:style style:name="P20" style:family="paragraph" style:parent-style-name="Text_20_body">
      <style:paragraph-properties style:writing-mode="lr-tb"/>
      <style:text-properties officeooo:paragraph-rsid="0014b87b"/>
    </style:style>
    <style:style style:name="P21" style:family="paragraph" style:parent-style-name="Text_20_body">
      <style:paragraph-properties style:writing-mode="lr-tb"/>
      <style:text-properties officeooo:paragraph-rsid="00163bdb"/>
    </style:style>
    <style:style style:name="T1" style:family="text">
      <style:text-properties style:text-position="33% 80%" fo:language="es" fo:country="AR"/>
    </style:style>
    <style:style style:name="T2" style:family="text">
      <style:text-properties officeooo:rsid="0017cc1f"/>
    </style:style>
    <style:style style:name="T3" style:family="text">
      <style:text-properties style:font-name="Fabrikat" fo:font-size="13pt" style:font-size-asian="10.5pt"/>
    </style:style>
    <style:style style:name="T4" style:family="text">
      <style:text-properties style:font-name="Fabrikat" fo:font-size="13pt" officeooo:rsid="0017cc1f" style:font-size-asian="10.5pt"/>
    </style:style>
    <style:style style:name="T5" style:family="text">
      <style:text-properties style:font-name="Fabrikat" fo:font-size="13pt" officeooo:rsid="00176edb" style:font-size-asian="10.5pt"/>
    </style:style>
    <style:style style:name="T6" style:family="text">
      <style:text-properties style:font-name="Fabrikat" fo:font-size="13pt" officeooo:rsid="000b2ba5" style:font-size-asian="10.5pt"/>
    </style:style>
    <style:style style:name="T7" style:family="text">
      <style:text-properties officeooo:rsid="006ae128"/>
    </style:style>
    <style:style style:name="T8" style:family="text">
      <style:text-properties officeooo:rsid="000f7183"/>
    </style:style>
    <style:style style:name="T9" style:family="text">
      <style:text-properties officeooo:rsid="0011bcf9"/>
    </style:style>
    <style:style style:name="T10" style:family="text">
      <style:text-properties style:language-asian="en" style:country-asian="US" style:language-complex="en" style:country-complex="US"/>
    </style:style>
    <style:style style:name="T11" style:family="text">
      <style:text-properties fo:language="es" fo:country="AR"/>
    </style:style>
    <style:style style:name="T12" style:family="text">
      <style:text-properties fo:language="es" fo:country="AR" officeooo:rsid="003b54cc"/>
    </style:style>
    <style:style style:name="T13" style:family="text">
      <style:text-properties fo:language="es" fo:country="AR" officeooo:rsid="0012abe4"/>
    </style:style>
    <style:style style:name="T14" style:family="text">
      <style:text-properties fo:language="es" fo:country="AR" officeooo:rsid="0037e73e"/>
    </style:style>
    <style:style style:name="T15" style:family="text">
      <style:text-properties fo:language="es" fo:country="AR" officeooo:rsid="0011bcf9"/>
    </style:style>
    <style:style style:name="T16" style:family="text">
      <style:text-properties fo:language="es" fo:country="AR" style:language-asian="en" style:country-asian="US" style:language-complex="en" style:country-complex="US"/>
    </style:style>
    <style:style style:name="T17" style:family="text">
      <style:text-properties fo:language="es" fo:country="AR" fo:font-style="italic" style:font-style-asian="italic" style:font-style-complex="italic"/>
    </style:style>
    <style:style style:name="T18" style:family="text">
      <style:text-properties fo:language="es" fo:country="AR" officeooo:rsid="0012129f"/>
    </style:style>
    <style:style style:name="T19" style:family="text">
      <style:text-properties fo:language="es" fo:country="AR" officeooo:rsid="00129c67"/>
    </style:style>
    <style:style style:name="T20" style:family="text">
      <style:text-properties officeooo:rsid="0012129f"/>
    </style:style>
    <style:style style:name="T21" style:family="text">
      <style:text-properties officeooo:rsid="00129c67"/>
    </style:style>
    <style:style style:name="T22" style:family="text">
      <style:text-properties officeooo:rsid="00130eb6"/>
    </style:style>
    <style:style style:name="T23" style:family="text">
      <style:text-properties officeooo:rsid="0014b87b"/>
    </style:style>
    <style:style style:name="T24" style:family="text">
      <style:text-properties officeooo:rsid="00163bdb"/>
    </style:style>
    <style:style style:name="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ignificado y contexto en los programas informáticos</text:h>
      <text:p text:style-name="P16">Por Alvaro Videla </text:p>
      <text:p text:style-name="P16">Communications of the ACM, May 2022, Vol. 65 No. 5, Pages 56-58</text:p>
      <text:p text:style-name="P13"><text:span text:style-name="T11">10.1145/3498850 </text:span><text:span text:style-name="T15">(</text:span><text:a xlink:type="simple" xlink:href="https://cacm.acm.org/magazines/2022/5/260354-meaning-and-context-in-computer-programs/fulltext#R1" text:style-name="Internet_20_link" text:visited-style-name="Visited_20_Internet_20_Link"><text:span text:style-name="T15">cacm.acm.org</text:span></text:a><text:span text:style-name="T15">)</text:span></text:p>
      <text:p text:style-name="P17">Cuando mira el código fuente de un programa de funciones, ¿cómo sabe lo que significa, es decir, qué objeto o proceso representa esta función? ¿El significado se encuentra en los valores de retorno de la función o en el cuerpo de la función? ¿Y el nombre de la función?</text:p>
      <text:p text:style-name="P17">Responder a estas preguntas es importante para comprender cómo compartir el conocimiento del dominio entre programadores utilizando el código fuente como medio. Ya sea para depurar o para añadir nuevas funciones a un programa, los programadores deben leer el código para entender lo que hace el programa. A partir de esta lectura, los programadores también deben saber cómo se representa el dominio del problema en el código, de modo que puedan estar seguros de que sus cambios en el código fuente no harán que el programa funcione de forma inesperada. </text:p>
      <text:p text:style-name="P17">La programación suele realizarse en equipo, y puede que se añada un programador a un equipo durante un proyecto en curso. Se espera que el nuevo programador entienda lo que hace el programa leyendo su código. En el caso de un programador que trabaja solo, al volver al código fuente después de un tiempo de ausencia, ese programador debe entender lo que escribió en el pasado. En cualquier caso, el programa es el medio de comunicación entre programadores para compartir sus soluciones.</text:p>
      <text:p text:style-name="P14"><text:span text:style-name="T11">"Los programas deben escribirse para que la gente los lea, y sólo incidentalmente para que las máquinas los ejecuten", como dice el refrán, </text:span><text:a xlink:type="simple" xlink:href="about:reader?url=https%3A%2F%2Fcacm.acm.org%2Fmagazines%2F2022%2F5%2F260354-meaning-and-context-in-computer-programs%2Ffulltext%23R1#R1" text:style-name="Internet_20_link" text:visited-style-name="Visited_20_Internet_20_Link"><text:span text:style-name="T11">1</text:span></text:a><text:span text:style-name="T11"> así que ¿dónde se espera encontrar en el programa este significado compartido?</text:span></text:p>
      <text:h text:style-name="Heading_20_2" text:outline-level="2">Nombres de funciones y métodos</text:h>
      <text:p text:style-name="P13"><text:span text:style-name="T15">Supongamos que tenes una clase llamada </text:span><text:span text:style-name="Example"><text:span text:style-name="T15">Animal</text:span></text:span><text:span text:style-name="T15">, que tiene un método llamado </text:span><text:span text:style-name="Example"><text:span text:style-name="T15">getNombre</text:span></text:span><text:span text:style-name="T15">. La clase es empleada en un lazo como a continuación:</text:span></text:p>
      <text:p text:style-name="Source_20_Code_20_Header"><text:span text:style-name="T11">¿Qué está haciendo el método </text:span><text:span text:style-name="Example"><text:span text:style-name="T11">getNombre</text:span></text:span><text:span text:style-name="T11">?</text:span></text:p>
      <text:p text:style-name="P10"><text:soft-page-break/>class Animal{</text:p>
      <text:p text:style-name="P10"><text:s text:c="4"/>public getNombre()</text:p>
      <text:p text:style-name="P10"><text:s text:c="4"/>{</text:p>
      <text:p text:style-name="P10"><text:s text:c="8"/>return name;</text:p>
      <text:p text:style-name="P10"><text:s text:c="4"/>}</text:p>
      <text:p text:style-name="P10">}</text:p>
      <text:p text:style-name="P10">animals = <text:span text:style-name="T9">cargarDeLosRegistros</text:span>();</text:p>
      <text:p text:style-name="P11">forEach (animal in animals){</text:p>
      <text:p text:style-name="P11"><text:s text:c="4"/>print(animal.getName());</text:p>
      <text:p text:style-name="P11">}</text:p>
      <text:p text:style-name="P1">Este método podría devolver el nombre de la <text:span text:style-name="Emphasis">mascota</text:span> (por ejemplo, <text:span text:style-name="Example"><text:span text:style-name="T9">michi</text:span></text:span>) o el nombre de la <text:span text:style-name="Emphasis">especie</text:span> (por ejemplo, <text:span text:style-name="Example">gato</text:span>). La ejecución de este programa produciría resultados como <text:span text:style-name="Example">caballo</text:span>, <text:span text:style-name="Example">gato</text:span> y <text:span text:style-name="Example">perro</text:span>, lo que le ayudaría a deducir que el método devuelve el nombre de la especie. (Se podría argumentar que un nombre mejor para el método es <text:span text:style-name="Example">get</text:span><text:span text:style-name="Example"><text:span text:style-name="T9">NombreEs</text:span></text:span><text:span text:style-name="Example">pecie()</text:span>, lo cual es una crítica válida).</text:p>
      <text:p text:style-name="P14">El método <text:span text:style-name="Example">getN</text:span><text:span text:style-name="Example"><text:span text:style-name="T9">ombre</text:span></text:span> presenta una ambigüedad interpretativa que se resuelve mirando los valores de retorno del método. Aún así, no se puede estar seguro de estar en lo cierto, ya que no se sabe cuántos casos son necesarios para hacer la deducción correcta. ¿Hay alg<text:span text:style-name="T9">una</text:span> otro <text:span text:style-name="T9">estrategia </text:span>en el código que pueda ayudar con el significado? Para responder a esta pregunta, imagina que sigues navegando por el código de este proyecto hasta que te sorprendes al encontrar un archivo diferente que tiene dentro exactamente el mismo código que el archivo <text:span text:style-name="Example">Animal</text:span>. ¿Se trata de un error de duplicación, o está ocurriendo algo más? Después de ejecutar el código recién encontrado un par de veces, ves que devuelve valores como <text:span text:style-name="Example">unicornio</text:span> o <text:span text:style-name="Example">sirena</text:span>, animales de ficción. Inspeccionando la estructura de carpetas de ambos archivos, encuentras que el último vive en la carpeta <text:span text:style-name="Example">lib/animals/fic</text:span><text:span text:style-name="Example"><text:span text:style-name="T20">ci</text:span></text:span><text:span text:style-name="Example">on</text:span>, mientras que la primera clase vive en <text:span text:style-name="Example">lib/animal/no-fic</text:span><text:span text:style-name="Example"><text:span text:style-name="T20">c</text:span></text:span><text:span text:style-name="Example">ion</text:span>. Así pues, un fragmento de contexto externo al código fuente -un <text:span text:style-name="Emphasis">paratexto</text:span>- está ayudando en la interpretación.<text:a xlink:type="simple" xlink:href="about:reader?url=https%3A%2F%2Fcacm.acm.org%2Fmagazines%2F2022%2F5%2F260354-meaning-and-context-in-computer-programs%2Ffulltext%23R1#R3" text:style-name="Internet_20_link" text:visited-style-name="Visited_20_Internet_20_Link"><text:span text:style-name="T1">3</text:span></text:a></text:p>
      <text:p text:style-name="P1"><text:span text:style-name="T11">Un paratexto es un elemento de información, como el título de un libro, el título de un capítulo o un prefacio, que indica cómo interpretar un texto, de modo que, aunque tengas la tentación de pensar que </text:span><text:span text:style-name="T17">El Quijote</text:span><text:span text:style-name="T11"> podría ser un relato histórico, el hecho de que se describa como "novela" en la portada del libro indica al lector que no puede tomarse como un hecho real.</text:span></text:p>
      <text:p text:style-name="P1">En el caso del código fuente, aunque los valores de retorno de <text:span text:style-name="Example">unicornio</text:span> y <text:span text:style-name="Example">sirena</text:span> podrían ayudar a deducir el significado de la función, es la estructura de carpetas la que puede proporcionar una información más sólida sobre lo que significa el método; por ejemplo, revelar <text:soft-page-break/>que el proyecto trabaja con dos tipos de animales, ficticios y no ficticios. (Los lenguajes de programación como Java y C# admiten esta característica a nivel de lenguaje, denominada paquetes o espacios de nombres, respectivamente).</text:p>
      <text:h text:style-name="Heading_20_2" text:outline-level="2">Valores de retorno</text:h>
      <text:p text:style-name="P1"><text:span text:style-name="T18">¿Se puede confiar en el valor de retorno de una función como indicador de lo que hace una función y, por tanto, de su posible significado? Considere la función mostrada </text:span><text:span text:style-name="T19">a continuación</text:span><text:span text:style-name="T18">. (Una doble barra oblicua indica un comentario de código, es decir, código fuente que va a ser ignorado por el compilador y, por tanto, no se ejecutará).</text:span></text:p>
      <text:p text:style-name="Source_20_Code_20_Header">¿Podemos confiar en los valores de retorno como fuente de significado?</text:p>
      <text:p text:style-name="P10">function <text:span text:style-name="T8">cuadrado(x){</text:span></text:p>
      <text:p text:style-name="P10"><text:s text:c="4"/>//<text:span text:style-name="T8">La </text:span><text:span text:style-name="T21">implementación</text:span><text:span text:style-name="T8"> va acá</text:span></text:p>
      <text:p text:style-name="P11">}</text:p>
      <text:p text:style-name="P11">cuadrado(5); //retorna 25</text:p>
      <text:p text:style-name="P17">La función llamada cuadrado, cuando se le proporciona un entero x, lo eleva a la potencia de 2. En este ejemplo, si se le proporciona 5, la función devuelve 25. Hasta aquí, todo correcto. ¿Qué pasaría si una inspección del código fuente de la función encontrara lo siguiente?</text:p>
      <text:p text:style-name="P10">function <text:span text:style-name="T21">cuadrado</text:span>(x) {</text:p>
      <text:p text:style-name="P10"><text:s text:c="4"/>return 25;</text:p>
      <text:p text:style-name="P10">}</text:p>
      <text:p text:style-name="P18"><text:span text:style-name="T11">La función devuelve un valor de 25, por lo que si pasas 5 o -5, la función funcionará como se espera. Los valores de retorno de las funciones pueden verse como signos indiciarios, es decir, indican que la función se ha ejecutado, pero no pueden decirle nada sobre si la función está funcionando como se esperaba. Es como ver huellas en la nieve. Puedes suponer que una liebre acaba de cruzar el bosque, pero no puedes estar 100% seguro de ello basándote sólo en las huellas, ya que podrían haber sido plantadas por alguien que quisiera gastarte una broma (véase lo escrito por Umberto Eco sobre los signos indiciales</text:span><text:a xlink:type="simple" xlink:href="about:reader?url=https%3A%2F%2Fcacm.acm.org%2Fmagazines%2F2022%2F5%2F260354-meaning-and-context-in-computer-programs%2Ffulltext%23R1#R2" text:style-name="Internet_20_link" text:visited-style-name="Visited_20_Internet_20_Link"><text:span text:style-name="T1">2</text:span></text:a><text:span text:style-name="T11">).</text:span></text:p>
      <text:p text:style-name="P1">Del mismo modo, un valor de retorno no es suficiente para deducir que una función funciona correctamente, aunque los valores de retorno de la función puedan compararse con valores correctos conocidos que entren dentro de lo que usted podría entender como el significado de la función. En el caso de cuadrado, podría escribir un programa de prueba que compruebe que si se le proporciona el valor 3, la función devuelve 9, si se le proporciona -5, devuelve 25, y así <text:soft-page-break/>sucesivamente. Esto se convierte en tautológico: Puesto que asumes que la función cuadrado implementa la exponenciación matemática a la potencia de 2, entonces asumes que 9 y 25 son valores de retorno correctos.</text:p>
      <text:p text:style-name="P1">Como en el ejemplo anterior de <text:span text:style-name="Example">Animal.getN</text:span><text:span text:style-name="Example"><text:span text:style-name="T22">ombre</text:span></text:span><text:span text:style-name="Example">()</text:span>, estos valores de retorno indican que <text:span text:style-name="Example">cuadrado(x)</text:span> no es una función gráfica que dibuja en pantalla un cuadrado cuya longitud de los lados es igual al valor de entrada <text:span text:style-name="Example">x</text:span> proporcionado. Sin embargo, si la función <text:span text:style-name="Example">cuadrado(x)</text:span> devuelve un entero o dibuja un cuadrado en pantalla, puede deducirse del tipo del valor de retorno de la función, suponiendo que esa información pueda especificarse en el código fuente del programa. Algunos lenguajes de programación, como Haskell o Java, permiten al programador proporcionar definiciones de tipo para las funciones. Por lo tanto, en el caso anterior, podría haber escrito algo como <text:span text:style-name="Example">cuadrado(x:Entero) -&gt; Entero</text:span>, lo que significa que la función cuadrado toma un parámetro entero <text:span text:style-name="Example">x</text:span> y devuelve otro entero-guiando su abducción o hipótesis de que devuelve <text:span text:style-name="Example">x</text:span> al cuadrado.</text:p>
      <text:p text:style-name="P1">A partir de los valores de retorno, puede examinar el cuerpo de la función, ya que es ahí donde puede conocer el tipo de algoritmo que se está implementando.</text:p>
      <text:h text:style-name="Heading_20_2" text:outline-level="2"><text:span text:style-name="T23">Cuerpos de función</text:span></text:h>
      <text:p text:style-name="Text_20_body">La siguiente tarea es saber si todos los valores devueltos son iguales. Digamos que tiene la función <text:span text:style-name="Example">random(start:Integer, end:Integer) -&gt; Integer</text:span>-es decir, la función devuelve un número entero aleatorio que cae entre el intervalo especificado por los parámetros de entrada <text:span text:style-name="Example">start</text:span> y <text:span text:style-name="Example">end</text:span>. El problema es que aún no sabes qué tipo de números aleatorios estás recibiendo de la función.</text:p>
      <text:p text:style-name="P19"><text:span text:style-name="T11">Desde el punto de vista de la seguridad, cuando se trabaja con PRNGs (generadores de números pseudoaleatorios), es posible que desee conocer el algoritmo utilizado para generarlos, ya que algunos son más o menos seguros para aplicaciones criptográficas. Esta información se encuentra en el cuerpo de la función, donde puedes ver qué tipo de algoritmo está implementado dentro de la función. Así, si tienes dos funciones aleatorias, con diferentes implementaciones, que una vez ejecutadas ambas devuelven el número 7, entonces puede que quieras saber si estos números provienen de una serie como la generada por el Método Congruencial Lineal propuesto por Donald Knuth, </text:span><text:a xlink:type="simple" xlink:href="about:reader?url=https%3A%2F%2Fcacm.acm.org%2Fmagazines%2F2022%2F5%2F260354-meaning-and-context-in-computer-programs%2Ffulltext%23R1#R4" text:style-name="Internet_20_link" text:visited-style-name="Visited_20_Internet_20_Link"><text:span text:style-name="T1">4</text:span></text:a><text:span text:style-name="T11"> o una proveniente de la serie propuesta por Guy Steele.</text:span><text:a xlink:type="simple" xlink:href="about:reader?url=https%3A%2F%2Fcacm.acm.org%2Fmagazines%2F2022%2F5%2F260354-meaning-and-context-in-computer-programs%2Ffulltext%23R1#R5" text:style-name="Internet_20_link" text:visited-style-name="Visited_20_Internet_20_Link"><text:span text:style-name="T1">5</text:span></text:a></text:p>
      <text:p text:style-name="P20"><text:soft-page-break/><text:span text:style-name="T11">Un ejemplo similar puede verse en una función llamada </text:span><text:span text:style-name="Example"><text:span text:style-name="T11">sort (List [Integer]) -&gt; List [integer]</text:span></text:span><text:span text:style-name="T11">, que toma una lista de valores de tipo Integer y devuelve una lista de Integers ordenados (si en orden ascendente o descendente no es importante ahora). Para saber qué tipo de algoritmo de ordenación se ha utilizado, habría que mirar el código fuente de la función, donde se podría encontrar una implementación de los algoritmos quicksort o de ordenación por inserción, por citar un par de ejemplos.</text:span></text:p>
      <text:p text:style-name="P20">El significado de un programa no sólo se encuentra en varias partes del código fuente del programa (los nombres de las funciones, los parámetros de las funciones, el cuerpo de la función), sino también en el nombre del paquete que contiene la función, así como en los distintos tokens del tipo de función que se reciben con cada ejecución de la función, los valores de retorno. Cada número aleatorio es un token que revela qué tipo de serie está generando el algoritmo aleatorio.</text:p>
      <text:h text:style-name="Heading_20_2" text:outline-level="2">Conclusión</text:h>
      <text:p text:style-name="P17">¿Qué pueden hacer los programadores con esta información? Entender que el código no "habla por sí solo", sino que hay varios lugares tanto dentro como fuera del código que guían la interpretación. Este breve artículo no puede proporcionar una guía sobre cómo escribir código que sea más fácil de leer o entender, pero sí puede recomendar que prestar atención a cada una de las secciones o aspectos del código aquí mencionados puede guiar las decisiones a tomar sobre el uso del código fuente para transmitir información sobre el dominio del problema. De este modo, los futuros desarrolladores que se acerquen al código dispondrán de muchos pasamanos que les guiarán a la hora de interpretarlo. No encontrarán sólo algunas palabras aleatorias que representan un modelo, sino también el contexto en el que esas palabras tienen sentido.</text:p>
      <text:p text:style-name="P17">Una exploración más profunda puede abordar la relación entre las palabras utilizadas en los nombres dentro de los programas -nombres de funciones, nombres de variables, nombres de tipos, etc.- y explicar cómo se utilizan para construir una especie de léxico o DSL (lenguaje específico del dominio) que representa algún proceso del mundo real, de forma parecida a como funciona un inventario de supermercado. Esto podría ayudar a comprender qué tipo de competencias necesitan los programadores para entender lo que hace un programa. Este artículo limita su exploración a ver dónde podría vivir esa información en un programa, pero no cómo se produce o utiliza desde un punto de vista semántico.</text:p>
      <text:h text:style-name="P9" text:outline-level="2"><text:soft-page-break/>Referenc<text:span text:style-name="T24">ias</text:span></text:h>
      <text:p text:style-name="P21"><text:bookmark text:name="R1"/><text:span text:style-name="T11">1. Abelson, H., Sussman, G.J., with Sussman, J. </text:span><text:span text:style-name="Emphasis"><text:span text:style-name="T11">Structure and Interpretation of Computer Programs.</text:span></text:span><text:span text:style-name="T11"> MIT Press, Cambridge, MA, 1985.</text:span></text:p>
      <text:p text:style-name="P1"><text:bookmark text:name="R2"/><text:span text:style-name="T11">2. Eco, U. </text:span><text:span text:style-name="Emphasis"><text:span text:style-name="T11">A Theory of Semiotics.</text:span></text:span><text:span text:style-name="T11"> Indiana University Press, Bloomington, IN, 1979.</text:span></text:p>
      <text:p text:style-name="P1"><text:bookmark text:name="R3"/><text:span text:style-name="T11">3. Genette, G. </text:span><text:span text:style-name="Emphasis"><text:span text:style-name="T11">Paratexts: Thresholds of Interpretation.</text:span></text:span><text:span text:style-name="T11"> Cambridge University Press, Cambridge, England, 2001.</text:span></text:p>
      <text:p text:style-name="P1"><text:bookmark text:name="R4"/><text:span text:style-name="T11">4. Knuth, D. </text:span><text:span text:style-name="Emphasis"><text:span text:style-name="T11">The Art of Computer Programming, Volume 2.</text:span></text:span><text:span text:style-name="T11"> Addison-Wesley Professional, Boston, MA, 2011.</text:span></text:p>
      <text:p text:style-name="P1"><text:bookmark text:name="R5"/><text:span text:style-name="T11">5. Steele, G., Lea, D., Flood, C.H. Fast splittable pseudorandom number generators. In </text:span><text:span text:style-name="Emphasis"><text:span text:style-name="T11">Proceedings of the 2014 ACM Intern. Conf. Object-Oriented Programming Systems Languages and Applications</text:span></text:span><text:span text:style-name="T11">, 453–472; </text:span><text:a xlink:type="simple" xlink:href="https://dl.acm.org/doi/abs/10.1145/2660193.2660195" text:style-name="Internet_20_link" text:visited-style-name="Visited_20_Internet_20_Link"><text:span text:style-name="T11">https://dl.acm.org/doi/abs/10.1145/2660193.2660195</text:span></text:a><text:span text:style-name="T11">.</text:span></text:p>
      <text:h text:style-name="Heading_20_2" text:outline-level="2">Author</text:h>
      <text:p text:style-name="Quotations"><text:span text:style-name="Strong_20_Emphasis"><text:span text:style-name="T11">Alvaro Videla</text:span></text:span><text:span text:style-name="T11"> is a developer advocate at Microsoft and organizes DuraznoConf. He is the coauthor of </text:span><text:span text:style-name="Emphasis"><text:span text:style-name="T11">RabbitMQ in Action.</text:span></text:span><text:span text:style-name="T11"> Find him on Twitter as </text:span><text:a xlink:type="simple" xlink:href="https://twitter.com/old_sound" text:style-name="Internet_20_link" text:visited-style-name="Visited_20_Internet_20_Link"><text:span text:style-name="T11">@old_sound</text:span></text:a><text:span text:style-name="T11">.</text:span></text:p>
      <text:p text:style-name="Quotations">Copyright held by owner/author. Publication rights licensed to ACM.</text:p>
      <text:p text:style-name="Quotations">Request permission to publish from <text:a xlink:type="simple" xlink:href="mailto:permissions@acm.org" text:style-name="Internet_20_link" text:visited-style-name="Visited_20_Internet_20_Link">permissions@acm.org</text:a></text:p>
      <text:p text:style-name="Quotations">The Digital Library is published by the Association for Computing Machinery. Copyright © 2022 ACM, Inc.</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face style:name="Century" svg:font-family="Century"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fo:margin-top="0.25cm" fo:margin-bottom="0.499cm" style:contextual-spacing="false"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fo:margin-left="2cm" fo:margin-right="0cm" fo:text-indent="-1.499cm" style:auto-text-indent="false">
        <style:tab-stops>
          <style:tab-stop style:position="2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igure" style:family="paragraph" style:parent-style-name="Caption" style:class="extra"/>
    <style:style style:name="Bloque_20_Matemático" style:display-name="Bloque Matemático" style:family="paragraph" style:parent-style-name="Standard">
      <style:paragraph-properties fo:margin-top="0.101cm" fo:margin-bottom="0.3cm" style:contextual-spacing="true" fo:text-align="center" style:justify-single-word="false"/>
      <style:text-properties style:font-name="Century" fo:font-family="Century" style:font-style-name="Normal" style:font-family-generic="roman" style:font-pitch="variab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Glosario" style:family="paragraph" style:parent-style-name="List_20_Heading">
      <style:text-properties fo:font-weight="bold"/>
    </style:style>
    <style:style style:name="Bibliografía" style:family="paragraph" style:parent-style-name="List_20_Contents" style:list-style-name="Bibliografia"/>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Meme" style:family="paragraph" style:parent-style-name="Caption"/>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IBM Plex Mono" fo:font-family="'IBM Plex Mono'" style:font-style-name="Normal"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Definition" style:family="text">
      <style:text-properties fo:color="#000000" loext:opacity="100%" style:text-underline-style="solid" style:text-underline-width="bold" style:text-underline-color="#000000"/>
    </style:style>
    <style:style style:name="Matemático" style:family="text">
      <style:text-properties style:font-name="Century" fo:font-family="Century" style:font-style-name="Normal" style:font-family-generic="roman" style:font-pitch="variable"/>
    </style:style>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Termino_20_definido" style:display-name="Termino definido" style:family="text"/>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ibliografia">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fo:language="es" fo:country="AR" officeooo:rsid="000b2ba5" officeooo:paragraph-rsid="002ec0d7"/>
    </style:style>
    <style:style style:name="MP2" style:family="paragraph" style:parent-style-name="Footer">
      <style:text-properties fo:language="es" fo:country="AR" officeooo:rsid="002ec0d7" officeooo:paragraph-rsid="006087f3"/>
    </style:style>
    <style:style style:name="MP3" style:family="paragraph" style:parent-style-name="Footer">
      <style:text-properties officeooo:paragraph-rsid="0037e73e"/>
    </style:style>
    <style:style style:name="MP4" style:family="paragraph" style:parent-style-name="Footer">
      <style:text-properties fo:language="es" fo:country="AR" officeooo:rsid="000b2ba5" officeooo:paragraph-rsid="006ae128"/>
    </style:style>
    <style:style style:name="MP5" style:family="paragraph" style:parent-style-name="Footer">
      <style:text-properties fo:language="es" fo:country="AR" officeooo:rsid="002ec0d7" officeooo:paragraph-rsid="006ae128"/>
    </style:style>
    <style:style style:name="MP6" style:family="paragraph" style:parent-style-name="Footer">
      <style:text-properties officeooo:paragraph-rsid="00307e24"/>
    </style:style>
    <style:style style:name="MT1" style:family="text">
      <style:text-properties officeooo:rsid="0017cc1f"/>
    </style:style>
    <style:style style:name="MT2" style:family="text">
      <style:text-properties style:font-name="Fabrikat" fo:font-size="13pt" style:font-size-asian="10.5pt"/>
    </style:style>
    <style:style style:name="MT3" style:family="text">
      <style:text-properties style:font-name="Fabrikat" fo:font-size="13pt" officeooo:rsid="0017cc1f" style:font-size-asian="10.5pt"/>
    </style:style>
    <style:style style:name="MT4" style:family="text">
      <style:text-properties fo:language="es" fo:country="AR" officeooo:rsid="003b54cc"/>
    </style:style>
    <style:style style:name="MT5" style:family="text">
      <style:text-properties fo:language="es" fo:country="AR"/>
    </style:style>
    <style:style style:name="MT6" style:family="text">
      <style:text-properties fo:language="es" fo:country="AR" officeooo:rsid="0012abe4"/>
    </style:style>
    <style:style style:name="MT7" style:family="text">
      <style:text-properties fo:language="es" fo:country="AR" officeooo:rsid="0037e73e"/>
    </style:style>
    <style:style style:name="MT8" style:family="text">
      <style:text-properties officeooo:rsid="006ae128"/>
    </style:style>
    <style:style style:name="MT9" style:family="text">
      <style:text-properties style:font-name="Fabrikat" fo:font-size="13pt" officeooo:rsid="00176edb" style:font-size-asian="10.5pt"/>
    </style:style>
    <style:style style:name="MT10" style:family="text">
      <style:text-properties style:font-name="Fabrikat" fo:font-size="13pt" officeooo:rsid="000b2ba5" style:font-size-asian="10.5pt"/>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0"><draw:image xlink:href="Pictures/1000000100000500000000C83219F6C7E893AB6A.png" xlink:type="simple" xlink:show="embed" xlink:actuate="onLoad" draw:mime-type="image/png"/></draw:frame><text:tab/><text:tab/><text:span text:style-name="MT1">Introducción a la </text:span></text:p>
        <text:p text:style-name="MP2"><text:span text:style-name="MT2"><text:tab/><text:tab/></text:span><text:span text:style-name="MT3">Ingeniería en Computación</text:span></text:p>
      </style:header>
      <style:footer>
        <text:p text:style-name="MP3"><text:span text:style-name="MT4">r</text:span><text:span text:style-name="MT5"><text:editing-cycles>8</text:editing-cycles></text:span><text:span text:style-name="MT5">/</text:span><text:span text:style-name="MT6"><text:date style:data-style-name="N10107" text:date-value="2023-02-25T12:30:32.035076525">2023</text:date></text:span><text:span text:style-name="MT7">(</text:span><text:span text:style-name="MT7"><text:author-initials text:fixed="false">MV</text:author-initials></text:span><text:span text:style-name="MT7">)</text:span><text:span text:style-name="MT5"><text:tab/><text:tab/></text:span><text:span text:style-name="Fondo_20_Gris"><text:span text:style-name="MT5">Página </text:span></text:span><text:span text:style-name="Fondo_20_Gris"><text:span text:style-name="MT5"><text:page-number text:select-page="current">6</text:page-number></text:span></text:span><text:span text:style-name="Fondo_20_Gris"><text:span text:style-name="MT5"><text:s/>de </text:span></text:span><text:span text:style-name="Fondo_20_Gris"><text:span text:style-name="MT5"><text:expression text:formula="ooow:page" office:value-type="float" office:value="6" style:data-style-name="N0">6</text:expression></text:spa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3219F6C7E893AB6A.png" xlink:type="simple" xlink:show="embed" xlink:actuate="onLoad" draw:mime-type="image/png"/></draw:frame><text:tab/><text:tab/><text:span text:style-name="MT8">Módulo 5</text:span></text:p>
        <text:p text:style-name="MP5"><text:span text:style-name="MT2"><text:tab/><text:tab/></text:span><text:span text:style-name="MT9">Curso de Ingreso </text:span><text:span text:style-name="MT10"><text:date style:data-style-name="N107" text:date-value="2023-02-25T12:30:32.036216882">2023</text:date></text:span></text:p>
      </style:header>
      <style:footer>
        <text:p text:style-name="MP6"><text:span text:style-name="MT4">r</text:span><text:span text:style-name="MT5"><text:editing-cycles>8</text:editing-cycles></text:span><text:span text:style-name="MT5">/</text:span><text:span text:style-name="MT6"><text:date style:data-style-name="N10107" text:date-value="2023-02-25T12:30:32.036498514">2023</text:date></text:span><text:span text:style-name="MT7">(</text:span><text:span text:style-name="MT7"><text:author-initials text:fixed="false">MV</text:author-initials></text:span><text:span text:style-name="MT7">)</text:span><text:span text:style-name="MT5"><text:tab/><text:tab/></text:span><text:span text:style-name="Fondo_20_Gris"><text:span text:style-name="MT5">Página </text:span></text:span><text:span text:style-name="Fondo_20_Gris"><text:span text:style-name="MT5"><text:page-number text:select-page="current">0</text:page-number></text:span></text:span><text:span text:style-name="Fondo_20_Gris"><text:span text:style-name="MT5"><text:s/>de </text:span></text:span><text:span text:style-name="Fondo_20_Gris"><text:span text:style-name="MT5"><text:expression text:formula="ooow:page" office:value-type="float" office:value="0" style:data-style-name="N0">67</text:expression></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2-07-02T19:21:54.829124281</meta:creation-date>
    <dc:date>2023-02-25T12:30:31.898252656</dc:date>
    <dc:creator>Martín René Vilugrón</dc:creator>
    <meta:editing-duration>PT14M40S</meta:editing-duration>
    <meta:editing-cycles>8</meta:editing-cycles>
    <meta:generator>LibreOffice/7.3.7.2$Linux_X86_64 LibreOffice_project/30$Build-2</meta:generator>
    <meta:document-statistic meta:table-count="0" meta:image-count="2" meta:object-count="0" meta:page-count="6" meta:paragraph-count="65" meta:word-count="1995" meta:character-count="12329" meta:non-whitespace-character-count="10355"/>
  </office:meta>
</office:document-meta>
</file>